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 D</text:p>
          </table:table-cell>
          <table:table-cell table:style-name="ce1" office:value-type="string" calcext:value-type="string">
            <text:p>Clark DM</text:p>
          </table:table-cell>
          <table:table-cell table:style-name="ce1" office:value-type="string" calcext:value-type="string">
            <text:p>Clark DFM</text:p>
          </table:table-cell>
          <table:table-cell table:style-name="ce1" office:value-type="string" calcext:value-type="string">
            <text:p>Type Tagger 1</text:p>
          </table:table-cell>
          <table:table-cell table:style-name="ce1" office:value-type="string" calcext:value-type="string">
            <text:p>Type Tagger 2</text:p>
          </table:table-cell>
          <table:table-cell table:style-name="ce1" office:value-type="string" calcext:value-type="string">
            <text:p>Type Tagger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3.8748954223411047</text:p>
          </table:table-cell>
          <table:table-cell office:value-type="float" office:value="3.8235686942129" calcext:value-type="float">
            <text:p>3.8235686942</text:p>
          </table:table-cell>
          <table:table-cell office:value-type="float" office:value="3.80298765631931" calcext:value-type="float">
            <text:p>3.8029876563</text:p>
          </table:table-cell>
          <table:table-cell office:value-type="float" office:value="3.78514761297661" calcext:value-type="float">
            <text:p>3.785147613</text:p>
          </table:table-cell>
          <table:table-cell office:value-type="string" calcext:value-type="string">
            <text:p>4.1831296828662925</text:p>
          </table:table-cell>
          <table:table-cell office:value-type="string" calcext:value-type="string">
            <text:p>4.084148769399375</text:p>
          </table:table-cell>
          <table:table-cell office:value-type="float" office:value="3.77215173577069" calcext:value-type="float">
            <text:p>3.7721517358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3.361088667728062</text:p>
          </table:table-cell>
          <table:table-cell office:value-type="float" office:value="3.52157769557148" calcext:value-type="float">
            <text:p>3.5215776956</text:p>
          </table:table-cell>
          <table:table-cell office:value-type="float" office:value="3.87729403154023" calcext:value-type="float">
            <text:p>3.8772940315</text:p>
          </table:table-cell>
          <table:table-cell office:value-type="float" office:value="3.57637961545889" calcext:value-type="float">
            <text:p>3.5763796155</text:p>
          </table:table-cell>
          <table:table-cell office:value-type="string" calcext:value-type="string">
            <text:p>3.839959901114634</text:p>
          </table:table-cell>
          <table:table-cell office:value-type="string" calcext:value-type="string">
            <text:p>3.807131435011326</text:p>
          </table:table-cell>
          <table:table-cell office:value-type="float" office:value="3.69159901063303" calcext:value-type="float">
            <text:p>3.6915990106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3.250289970325318</text:p>
          </table:table-cell>
          <table:table-cell office:value-type="float" office:value="3.20784577353722" calcext:value-type="float">
            <text:p>3.2078457735</text:p>
          </table:table-cell>
          <table:table-cell office:value-type="float" office:value="2.93854432035336" calcext:value-type="float">
            <text:p>2.9385443204</text:p>
          </table:table-cell>
          <table:table-cell office:value-type="float" office:value="2.78733135035348" calcext:value-type="float">
            <text:p>2.7873313504</text:p>
          </table:table-cell>
          <table:table-cell office:value-type="string" calcext:value-type="string">
            <text:p>3.231123443746816</text:p>
          </table:table-cell>
          <table:table-cell office:value-type="string" calcext:value-type="string">
            <text:p>2.9235204333285933</text:p>
          </table:table-cell>
          <table:table-cell office:value-type="float" office:value="2.76636683865388" calcext:value-type="float">
            <text:p>2.7663668387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3.9849597040684213</text:p>
          </table:table-cell>
          <table:table-cell office:value-type="float" office:value="4.00775056537266" calcext:value-type="float">
            <text:p>4.0077505654</text:p>
          </table:table-cell>
          <table:table-cell office:value-type="float" office:value="3.93817679231601" calcext:value-type="float">
            <text:p>3.9381767923</text:p>
          </table:table-cell>
          <table:table-cell office:value-type="float" office:value="3.43268593246731" calcext:value-type="float">
            <text:p>3.4326859325</text:p>
          </table:table-cell>
          <table:table-cell office:value-type="string" calcext:value-type="string">
            <text:p>4.2647463375309576</text:p>
          </table:table-cell>
          <table:table-cell office:value-type="string" calcext:value-type="string">
            <text:p>4.063552726031095</text:p>
          </table:table-cell>
          <table:table-cell office:value-type="float" office:value="3.55966950511013" calcext:value-type="float">
            <text:p>3.5596695051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3.46168324389837</text:p>
          </table:table-cell>
          <table:table-cell office:value-type="float" office:value="3.41517888144346" calcext:value-type="float">
            <text:p>3.4151788814</text:p>
          </table:table-cell>
          <table:table-cell office:value-type="float" office:value="3.46741853748672" calcext:value-type="float">
            <text:p>3.4674185375</text:p>
          </table:table-cell>
          <table:table-cell office:value-type="float" office:value="3.22465625850013" calcext:value-type="float">
            <text:p>3.2246562585</text:p>
          </table:table-cell>
          <table:table-cell office:value-type="string" calcext:value-type="string">
            <text:p>3.440070403912043</text:p>
          </table:table-cell>
          <table:table-cell office:value-type="string" calcext:value-type="string">
            <text:p>3.340256470374734</text:p>
          </table:table-cell>
          <table:table-cell office:value-type="float" office:value="3.12471270611243" calcext:value-type="float">
            <text:p>3.1247127061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3.237809184980296</text:p>
          </table:table-cell>
          <table:table-cell office:value-type="float" office:value="3.4607292302314" calcext:value-type="float">
            <text:p>3.4607292302</text:p>
          </table:table-cell>
          <table:table-cell office:value-type="float" office:value="3.13491843703251" calcext:value-type="float">
            <text:p>3.134918437</text:p>
          </table:table-cell>
          <table:table-cell office:value-type="float" office:value="2.84174436449518" calcext:value-type="float">
            <text:p>2.8417443645</text:p>
          </table:table-cell>
          <table:table-cell office:value-type="string" calcext:value-type="string">
            <text:p>3.5193503606958974</text:p>
          </table:table-cell>
          <table:table-cell office:value-type="string" calcext:value-type="string">
            <text:p>3.1688336059896893</text:p>
          </table:table-cell>
          <table:table-cell office:value-type="float" office:value="2.97491097227663" calcext:value-type="float">
            <text:p>2.974910972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3.9842467859279864</text:p>
          </table:table-cell>
          <table:table-cell office:value-type="float" office:value="3.98441859485271" calcext:value-type="float">
            <text:p>3.9844185949</text:p>
          </table:table-cell>
          <table:table-cell office:value-type="float" office:value="4.11512021919737" calcext:value-type="float">
            <text:p>4.1151202192</text:p>
          </table:table-cell>
          <table:table-cell office:value-type="float" office:value="3.92026486147488" calcext:value-type="float">
            <text:p>3.9202648615</text:p>
          </table:table-cell>
          <table:table-cell office:value-type="string" calcext:value-type="string">
            <text:p>4.078616763724345</text:p>
          </table:table-cell>
          <table:table-cell office:value-type="string" calcext:value-type="string">
            <text:p>3.7051494511849707</text:p>
          </table:table-cell>
          <table:table-cell office:value-type="float" office:value="3.33509279442923" calcext:value-type="float">
            <text:p>3.3350927944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3.4264209269339467</text:p>
          </table:table-cell>
          <table:table-cell office:value-type="float" office:value="3.24292737255714" calcext:value-type="float">
            <text:p>3.2429273726</text:p>
          </table:table-cell>
          <table:table-cell office:value-type="float" office:value="3.18611701204885" calcext:value-type="float">
            <text:p>3.186117012</text:p>
          </table:table-cell>
          <table:table-cell/>
          <table:table-cell office:value-type="string" calcext:value-type="string">
            <text:p>3.4050097787220563</text:p>
          </table:table-cell>
          <table:table-cell office:value-type="string" calcext:value-type="string">
            <text:p>3.476956979224493</text:p>
          </table:table-cell>
          <table:table-cell office:value-type="float" office:value="3.2141467914524" calcext:value-type="float">
            <text:p>3.2141467915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3.404447944778462</text:p>
          </table:table-cell>
          <table:table-cell office:value-type="float" office:value="3.58953070372247" calcext:value-type="float">
            <text:p>3.5895307037</text:p>
          </table:table-cell>
          <table:table-cell office:value-type="float" office:value="3.8194889387227" calcext:value-type="float">
            <text:p>3.8194889387</text:p>
          </table:table-cell>
          <table:table-cell table:style-name="ce2" office:value-type="float" office:value="3.7539369001898" calcext:value-type="float">
            <text:p>3.7539369002</text:p>
          </table:table-cell>
          <table:table-cell office:value-type="string" calcext:value-type="string">
            <text:p>3.70672627417381</text:p>
          </table:table-cell>
          <table:table-cell office:value-type="string" calcext:value-type="string">
            <text:p>3.4930793335265102</text:p>
          </table:table-cell>
          <table:table-cell office:value-type="float" office:value="3.38897251810347" calcext:value-type="float">
            <text:p>3.3889725181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3.552421874670052</text:p>
          </table:table-cell>
          <table:table-cell office:value-type="float" office:value="3.55063604913612" calcext:value-type="float">
            <text:p>3.5506360491</text:p>
          </table:table-cell>
          <table:table-cell office:value-type="float" office:value="3.67551148602132" calcext:value-type="float">
            <text:p>3.675511486</text:p>
          </table:table-cell>
          <table:table-cell office:value-type="float" office:value="3.26075509961206" calcext:value-type="float">
            <text:p>3.2607550996</text:p>
          </table:table-cell>
          <table:table-cell office:value-type="string" calcext:value-type="string">
            <text:p>3.795326947134182</text:p>
          </table:table-cell>
          <table:table-cell office:value-type="string" calcext:value-type="string">
            <text:p>3.3060509435222305</text:p>
          </table:table-cell>
          <table:table-cell office:value-type="float" office:value="3.13569793585004" calcext:value-type="float">
            <text:p>3.1356979359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3.428111781157353</text:p>
          </table:table-cell>
          <table:table-cell office:value-type="float" office:value="3.52356161871356" calcext:value-type="float">
            <text:p>3.5235616187</text:p>
          </table:table-cell>
          <table:table-cell office:value-type="float" office:value="3.37420694806466" calcext:value-type="float">
            <text:p>3.3742069481</text:p>
          </table:table-cell>
          <table:table-cell office:value-type="float" office:value="3.10464167144165" calcext:value-type="float">
            <text:p>3.1046416714</text:p>
          </table:table-cell>
          <table:table-cell office:value-type="string" calcext:value-type="string">
            <text:p>3.6709738422581677</text:p>
          </table:table-cell>
          <table:table-cell office:value-type="string" calcext:value-type="string">
            <text:p>3.342477673341027</text:p>
          </table:table-cell>
          <table:table-cell office:value-type="float" office:value="3.16980208921506" calcext:value-type="float">
            <text:p>3.1698020892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4.102153239634608</text:p>
          </table:table-cell>
          <table:table-cell office:value-type="float" office:value="4.08471729965503" calcext:value-type="float">
            <text:p>4.0847172997</text:p>
          </table:table-cell>
          <table:table-cell office:value-type="float" office:value="4.69168249353181" calcext:value-type="float">
            <text:p>4.6916824935</text:p>
          </table:table-cell>
          <table:table-cell office:value-type="float" office:value="4.19304329218224" calcext:value-type="float">
            <text:p>4.1930432922</text:p>
          </table:table-cell>
          <table:table-cell office:value-type="string" calcext:value-type="string">
            <text:p>4.684273103819929</text:p>
          </table:table-cell>
          <table:table-cell office:value-type="string" calcext:value-type="string">
            <text:p>4.398460952551741</text:p>
          </table:table-cell>
          <table:table-cell office:value-type="float" office:value="3.60328675495594" calcext:value-type="float">
            <text:p>3.603286755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4.167981581475405</text:p>
          </table:table-cell>
          <table:table-cell office:value-type="float" office:value="4.2010933000536" calcext:value-type="float">
            <text:p>4.2010933001</text:p>
          </table:table-cell>
          <table:table-cell office:value-type="float" office:value="3.86038310639115" calcext:value-type="float">
            <text:p>3.8603831064</text:p>
          </table:table-cell>
          <table:table-cell office:value-type="float" office:value="3.10374703893991" calcext:value-type="float">
            <text:p>3.1037470389</text:p>
          </table:table-cell>
          <table:table-cell office:value-type="string" calcext:value-type="string">
            <text:p>4.394511778809132</text:p>
          </table:table-cell>
          <table:table-cell office:value-type="string" calcext:value-type="string">
            <text:p>4.107267247377953</text:p>
          </table:table-cell>
          <table:table-cell office:value-type="float" office:value="3.44129741327767" calcext:value-type="float">
            <text:p>3.4412974133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3.2927704878767257</text:p>
          </table:table-cell>
          <table:table-cell office:value-type="float" office:value="3.48916004356162" calcext:value-type="float">
            <text:p>3.4891600436</text:p>
          </table:table-cell>
          <table:table-cell office:value-type="float" office:value="2.87341678555576" calcext:value-type="float">
            <text:p>2.8734167856</text:p>
          </table:table-cell>
          <table:table-cell office:value-type="float" office:value="2.72328275599696" calcext:value-type="float">
            <text:p>2.723282756</text:p>
          </table:table-cell>
          <table:table-cell office:value-type="string" calcext:value-type="string">
            <text:p>3.5000244797457194</text:p>
          </table:table-cell>
          <table:table-cell office:value-type="string" calcext:value-type="string">
            <text:p>3.0955420565486302</text:p>
          </table:table-cell>
          <table:table-cell office:value-type="float" office:value="3.16360854301104" calcext:value-type="float">
            <text:p>3.163608543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([.B2]+[.B3]+[.B4]+[.B5]+[.B6]+[.B7]+[.B8]+[.B9]+[.B10]+[.B11]+[.B12]+[.B13]+[.B14]+[.B15])/14" office:value-type="float" office:value="3.60923434398544" calcext:value-type="float">
            <text:p>3.609234344</text:p>
          </table:table-cell>
          <table:table-cell table:formula="of:=SUM([.C2:.C15])/14" office:value-type="float" office:value="3.65019255875867" calcext:value-type="float">
            <text:p>3.6501925588</text:p>
          </table:table-cell>
          <table:table-cell table:formula="of:=SUM([.D2:.D15])/14" office:value-type="float" office:value="3.62537619747013" calcext:value-type="float">
            <text:p>3.6253761975</text:p>
          </table:table-cell>
          <table:table-cell table:formula="of:=SUM([.E2:.E15])/13" office:value-type="float" office:value="3.36212436569916" calcext:value-type="float">
            <text:p>3.3621243657</text:p>
          </table:table-cell>
          <table:table-cell table:style-name="ce2" table:formula="of:=([.F2]+[.F3]+[.F4]+[.F5]+[.F6]+[.F7]+[.F8]+[.F9]+[.F10]+[.F11]+[.F12]+[.F13]+[.F14]+[.F15])/14" office:value-type="float" office:value="3.83670307844671" calcext:value-type="float">
            <text:p>3.8367030784</text:p>
          </table:table-cell>
          <table:table-cell table:formula="of:=([.G2]+[.G3]+[.G4]+[.G5]+[.G6]+[.G7]+[.G8]+[.G9]+[.G10]+[.G11]+[.G12]+[.G13]+[.G14]+[.G15])/14" office:value-type="float" office:value="3.59374486267231" calcext:value-type="float">
            <text:p>3.5937448627</text:p>
          </table:table-cell>
          <table:table-cell table:formula="of:=([.H2]+[.H3]+[.H4]+[.H5]+[.H6]+[.H7]+[.H8]+[.H9]+[.H10]+[.H11]+[.H12]+[.H13]+[.H14]+[.H15])/14" office:value-type="float" office:value="3.31009397206083" calcext:value-type="float">
            <text:p>3.3100939721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style-name="ce2"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0.323952503329012" calcext:value-type="float">
            <text:p>0.3239525033</text:p>
          </table:table-cell>
          <table:table-cell table:formula="of:=SQRT((([.C2]-[.C16])^2+([.C3]-[.C16])^2+([.C4]-[.C16])^2+([.C5]-[.C16])^2+([.C6]-[.C16])^2+([.C7]-[.C16])^2+([.C8]-[.C16])^2+([.C9]-[.C16])^2+([.C10]-[.C16])^2+([.C11]-[.C16])^2+([.C12]-[.C16])^2+([.C13]-[.C16])^2+([.C14]-[.C16])^2+([.C15]-[.C16])^2)/14)" office:value-type="float" office:value="0.303159650625869" calcext:value-type="float">
            <text:p>0.3031596506</text:p>
          </table:table-cell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0.4798695922303" calcext:value-type="float">
            <text:p>0.4798695922</text:p>
          </table:table-cell>
          <table:table-cell table:formula="of:=SQRT((([.E2]-[.E16])^2+([.E3]-[.E16])^2+([.E4]-[.E16])^2+([.E5]-[.E16])^2+([.E6]-[.E16])^2+([.E7]-[.E16])^2+([.E8]-[.E16])^2+([.E10]-[.E16])^2+([.E11]-[.E16])^2+([.E12]-[.E16])^2+([.E13]-[.E16])^2+([.E14]-[.E16])^2+([.E15]-[.E16])^2)/13)" office:value-type="float" office:value="0.443485096440897" calcext:value-type="float">
            <text:p>0.4434850964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0.410733785301369" calcext:value-type="float">
            <text:p>0.4107337853</text:p>
          </table:table-cell>
          <table:table-cell table:formula="of:=SQRT((([.G2]-[.G16])^2+([.G3]-[.G16])^2+([.G4]-[.G16])^2+([.G5]-[.G16])^2+([.G6]-[.G16])^2+([.G7]-[.G16])^2+([.G8]-[.G16])^2+([.G9]-[.G16])^2+([.G10]-[.G16])^2+([.G11]-[.G16])^2+([.G12]-[.G16])^2+([.G13]-[.G16])^2+([.G14]-[.G16])^2+([.G15]-[.G16])^2)/14)" office:value-type="float" office:value="0.426138992209654" calcext:value-type="float">
            <text:p>0.4261389922</text:p>
          </table:table-cell>
          <table:table-cell table:formula="of:=SQRT((([.H2]-[.H16])^2+([.H3]-[.H16])^2+([.H4]-[.H16])^2+([.H5]-[.H16])^2+([.H6]-[.H16])^2+([.H7]-[.H16])^2+([.H8]-[.H16])^2+([.H9]-[.H16])^2+([.H10]-[.H16])^2+([.H11]-[.H16])^2+([.H12]-[.H16])^2+([.H13]-[.H16])^2+([.H14]-[.H16])^2+([.H15]-[.H16])^2)/14)" office:value-type="float" office:value="0.274443231206755" calcext:value-type="float">
            <text:p>0.2744432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4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8P0"/>
    </number:currency-style>
    <number:currency-style style:name="N13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4:53:04.36773166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14T15:18:13.130997733</dc:date>
    <meta:editing-duration>PT5H37M57S</meta:editing-duration>
    <meta:editing-cycles>14</meta:editing-cycles>
    <meta:document-statistic meta:table-count="1" meta:cell-count="135" meta:object-count="0"/>
  </office:meta>
</office:document-meta>
</file>